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text-properties style:font-name="Courier New" style:font-name-asian="Courier New1" style:font-name-complex="Courier New1"/>
    </style:style>
    <style:style style:name="P4" style:family="paragraph" style:parent-style-name="normal">
      <style:paragraph-properties fo:margin-left="0cm" fo:text-indent="0cm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cc0000" loext:opacity="100%" style:text-underline-style="solid" style:text-underline-width="auto" style:text-underline-color="font-color"/>
    </style:style>
    <style:style style:name="T4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wdhth75lrtnf"/>Φύλλο Εργασίας 3</text:p>
      <text:p text:style-name="P1"><text:bookmark text:name="_nht6u0y81u4v"/>Οθόνη LED του Arduino R4</text:p>
      <text:p text:style-name="Heading_20_2"><text:bookmark text:name="_5y8vc6in39g"/>Δραστηριότητα 1</text:p>
      <text:p text:style-name="normal">Μπείτε στο <text:a xlink:type="simple" xlink:href="https://docs.arduino.cc/tutorials/uno-r4-wifi/led-matrix/" text:style-name="ListLabel_20_1" text:visited-style-name="ListLabel_20_1"><text:span text:style-name="T1">https://docs.arduino.cc/tutorials/uno-r4-wifi/led-matrix/</text:span></text:a> και κάντε το παράδειγμα <text:span text:style-name="T2">Scrolling Text Example</text:span>.</text:p>
      <text:p text:style-name="Heading_20_2"><text:bookmark text:name="_590dc8e64qcj"/>Δραστηριότητα 2</text:p>
      <text:p text:style-name="normal">Κάντε ένα πρόγραμμα που θα εμφανίζει στο LED Matrix τους αριθμούς από το 0 έως το 99.</text:p>
      <text:p text:style-name="Heading_20_2"><text:bookmark text:name="_kif2krfzvnf7"/>Δραστηριότητα 3</text:p>
      <text:p text:style-name="normal">Αναπτύξτε το πρόγραμμα έτσι ώστε οι μονοψήφιοι αριθμοί (0-9) να εμφανίζονται στοιχισμένοι δεξιά στο matrix.</text:p>
      <text:p text:style-name="normal"/>
      <text:p text:style-name="normal"/>
      <text:p text:style-name="normal"/>
      <text:p text:style-name="Heading_20_3"><text:bookmark text:name="_iakabo6gecmf"/><text:span text:style-name="T3">Ενδεικτική λύση:</text:span></text:p>
      <text:p text:style-name="normal" loext:marker-style-name="T4"><text:span text:style-name="T4">#include "ArduinoGraphics.h"</text:span><text:span text:style-name="T4"/></text:p>
      <text:p text:style-name="normal" loext:marker-style-name="T4"><text:span text:style-name="T4">#include "Arduino_LED_Matrix.h"</text:span><text:span text:style-name="T4"/></text:p>
      <text:p text:style-name="P3" loext:marker-style-name="T4"/>
      <text:p text:style-name="normal" loext:marker-style-name="T4"><text:span text:style-name="T4">ArduinoLEDMatrix matrix;</text:span><text:span text:style-name="T4"/></text:p>
      <text:p text:style-name="P3" loext:marker-style-name="T4"/>
      <text:p text:style-name="normal" loext:marker-style-name="T4"><text:span text:style-name="T4">int x; <text:s/>// οριζόντια μετατόπιση για στοίχιση δεξιά των μονοψήφιων</text:span><text:span text:style-name="T4"/></text:p>
      <text:p text:style-name="P3" loext:marker-style-name="T4"/>
      <text:p text:style-name="normal" loext:marker-style-name="T4"><text:span text:style-name="T4">void setup()</text:span><text:span text:style-name="T4"/></text:p>
      <text:p text:style-name="normal" loext:marker-style-name="T4"><text:span text:style-name="T4">{</text:span><text:span text:style-name="T4"/></text:p>
      <text:p text:style-name="normal" loext:marker-style-name="T4"><text:span text:style-name="T4"><text:s text:c="2"/>// αρχικοποίηση του matrix</text:span><text:span text:style-name="T4"/></text:p>
      <text:p text:style-name="normal" loext:marker-style-name="T4"><text:span text:style-name="T4"><text:s text:c="2"/>matrix.begin();</text:span><text:span text:style-name="T4"/></text:p>
      <text:p text:style-name="P3" loext:marker-style-name="T4"/>
      <text:p text:style-name="normal" loext:marker-style-name="T4"><text:span text:style-name="T4"><text:s text:c="2"/>// Κάνε scroll</text:span><text:span text:style-name="T4"/></text:p>
      <text:p text:style-name="normal" loext:marker-style-name="T4"><text:span text:style-name="T4"><text:s text:c="2"/>matrix.beginDraw();</text:span><text:span text:style-name="T4"/></text:p>
      <text:p text:style-name="normal" loext:marker-style-name="T4"><text:span text:style-name="T4"><text:s text:c="2"/>matrix.stroke(0xFFFFFFFF);</text:span><text:span text:style-name="T4"/></text:p>
      <text:p text:style-name="normal" loext:marker-style-name="T4"><text:span text:style-name="T4"><text:s text:c="2"/>matrix.textScrollSpeed(50);</text:span><text:span text:style-name="T4"/></text:p>
      <text:p text:style-name="normal" loext:marker-style-name="T4"><text:span text:style-name="T4"><text:s text:c="2"/>const char text[] = "<text:tab/>1o EPAL TRIKALON<text:tab/>";</text:span><text:span text:style-name="T4"/></text:p>
      <text:p text:style-name="normal" loext:marker-style-name="T4"><text:span text:style-name="T4"><text:s text:c="2"/>matrix.textFont(Font_5x7);</text:span><text:span text:style-name="T4"/></text:p>
      <text:p text:style-name="normal" loext:marker-style-name="T4"><text:span text:style-name="T4"><text:s text:c="2"/>matrix.beginText(0, 1, 0xFFFFFF);</text:span><text:span text:style-name="T4"/></text:p>
      <text:p text:style-name="normal" loext:marker-style-name="T4"><text:span text:style-name="T4"><text:s text:c="2"/>matrix.println(text);</text:span><text:span text:style-name="T4"/></text:p>
      <text:p text:style-name="normal" loext:marker-style-name="T4"><text:span text:style-name="T4"><text:s text:c="2"/>matrix.endText(SCROLL_LEFT);</text:span><text:span text:style-name="T4"/></text:p>
      <text:p text:style-name="normal" loext:marker-style-name="T4"><text:span text:style-name="T4"><text:s text:c="2"/>matrix.endDraw();</text:span><text:span text:style-name="T4"/></text:p>
      <text:p text:style-name="normal" loext:marker-style-name="T4"><text:span text:style-name="T4">}</text:span><text:span text:style-name="T4"/></text:p>
      <text:p text:style-name="P3" loext:marker-style-name="T4"><text:soft-page-break/></text:p>
      <text:p text:style-name="normal" loext:marker-style-name="T4"><text:span text:style-name="T4">void loop()</text:span><text:span text:style-name="T4"/></text:p>
      <text:p text:style-name="normal" loext:marker-style-name="T4"><text:span text:style-name="T4">{</text:span><text:span text:style-name="T4"/></text:p>
      <text:p text:style-name="normal" loext:marker-style-name="T4"><text:span text:style-name="T4"><text:s text:c="2"/>for( int i=0; i&lt;100; i++ )</text:span><text:span text:style-name="T4"/></text:p>
      <text:p text:style-name="normal" loext:marker-style-name="T4"><text:span text:style-name="T4"><text:s text:c="2"/>{</text:span><text:span text:style-name="T4"/></text:p>
      <text:p text:style-name="normal" loext:marker-style-name="T4"><text:span text:style-name="T4"><text:tab/>// x: για να στοιχίζονται οι μονοψήφιοι αριθμοί δεξιά</text:span><text:span text:style-name="T4"/></text:p>
      <text:p text:style-name="normal" loext:marker-style-name="T4"><text:span text:style-name="T4"><text:tab/>if( i&lt;10 )</text:span><text:span text:style-name="T4"/></text:p>
      <text:p text:style-name="normal" loext:marker-style-name="T4"><text:span text:style-name="T4"><text:s text:c="2"/><text:tab/> <text:s text:c="2"/>x=7;</text:span><text:span text:style-name="T4"/></text:p>
      <text:p text:style-name="normal" loext:marker-style-name="T4"><text:span text:style-name="T4"><text:tab/>else</text:span><text:span text:style-name="T4"/></text:p>
      <text:p text:style-name="normal" loext:marker-style-name="T4"><text:span text:style-name="T4"><text:s text:c="2"/><text:tab/> <text:s text:c="2"/>x=2;</text:span><text:span text:style-name="T4"/></text:p>
      <text:p text:style-name="P3" loext:marker-style-name="T4"/>
      <text:p text:style-name="normal" loext:marker-style-name="T4"><text:span text:style-name="T4"><text:tab/>matrix.clear();</text:span><text:span text:style-name="T4"/></text:p>
      <text:p text:style-name="normal" loext:marker-style-name="T4"><text:span text:style-name="T4"><text:tab/>matrix.beginText(x, 1, 0xFFFFFF);</text:span><text:span text:style-name="T4"/></text:p>
      <text:p text:style-name="normal" loext:marker-style-name="T4"><text:span text:style-name="T4"><text:tab/>matrix.println(i);</text:span><text:span text:style-name="T4"/></text:p>
      <text:p text:style-name="normal" loext:marker-style-name="T4"><text:span text:style-name="T4"><text:tab/>matrix.endText();</text:span><text:span text:style-name="T4"/></text:p>
      <text:p text:style-name="normal" loext:marker-style-name="T4"><text:span text:style-name="T4"><text:tab/>delay(200);</text:span><text:span text:style-name="T4"/></text:p>
      <text:p text:style-name="normal" loext:marker-style-name="T4"><text:span text:style-name="T4"><text:s text:c="2"/>}</text:span><text:span text:style-name="T4"/></text:p>
      <text:p text:style-name="normal" loext:marker-style-name="T4"><text:span text:style-name="T4">}</text:span><text:span text:style-name="T4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l" fo:country="G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l" fo:country="G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2" meta:paragraph-count="44" meta:word-count="139" meta:character-count="1124" meta:non-whitespace-character-count="978"/>
    <meta:generator>LibreOffice/24.2.3.2$Windows_X86_64 LibreOffice_project/433d9c2ded56988e8a90e6b2e771ee4e6a5ab2ba</meta:generator>
  </office:meta>
</office:document-meta>
</file>